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Verdana" fo:font-size="8pt" style:font-size-asian="8pt" style:font-size-complex="8pt"/>
    </style:style>
    <style:style style:name="P2" style:family="paragraph" style:parent-style-name="Footer">
      <style:text-properties style:font-name="Verdana" fo:font-size="8pt" style:font-size-asian="8pt" style:font-size-complex="8pt"/>
    </style:style>
    <style:style style:name="P3" style:family="paragraph" style:parent-style-name="Text_20_body">
      <style:text-properties officeooo:paragraph-rsid="00319f2a"/>
    </style:style>
    <style:style style:name="P4" style:family="paragraph" style:parent-style-name="Text_20_body">
      <style:text-properties officeooo:paragraph-rsid="00338415"/>
    </style:style>
    <style:style style:name="P5" style:family="paragraph" style:parent-style-name="Text_20_body" style:list-style-name="L1">
      <style:text-properties officeooo:paragraph-rsid="00319f2a"/>
    </style:style>
    <style:style style:name="P6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19f2a" officeooo:paragraph-rsid="00319f2a" style:text-blinking="false" style:font-size-asian="10pt" style:font-weight-asian="normal" style:font-size-complex="10pt" style:font-weight-complex="normal"/>
    </style:style>
    <style:style style:name="P7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19f2a" officeooo:paragraph-rsid="00338415" style:text-blinking="false" style:font-size-asian="10pt" style:font-weight-asian="normal" style:font-size-complex="10pt" style:font-weight-complex="normal"/>
    </style:style>
    <style:style style:name="T1" style:family="text">
      <style:text-properties officeooo:rsid="001e1a9e"/>
    </style:style>
    <style:style style:name="T2" style:family="text">
      <style:text-properties officeooo:rsid="00319f2a"/>
    </style:style>
    <style:style style:name="T3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2c2438" style:text-blinking="false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19f2a" style:text-blinking="false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38415" style:text-blinking="false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a6086" style:text-blinking="false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0pt" fo:letter-spacing="normal" fo:language="ca" fo:country="ES" fo:font-style="normal" style:text-underline-style="none" fo:font-weight="normal" officeooo:rsid="003b132e" style:text-blinking="false" style:font-size-asian="10pt" style:font-weight-asian="normal" style:font-size-complex="10pt" style:font-weight-complex="normal"/>
    </style:style>
    <style:style style:name="T9" style:family="text">
      <style:text-properties fo:color="#000000" style:font-name="Verdana" fo:font-size="10pt" fo:language="ca" fo:country="ES" style:text-underline-style="none" fo:font-weight="normal" style:font-size-asian="10pt" style:font-weight-asian="normal" style:font-size-complex="10pt" style:font-weight-complex="normal"/>
    </style:style>
    <style:style style:name="T10" style:family="text">
      <style:text-properties fo:color="#000000" style:font-name="Verdana" fo:font-size="10pt" fo:language="ca" fo:country="ES" style:text-underline-style="none" fo:font-weight="normal" officeooo:rsid="00319f2a" style:font-size-asian="10pt" style:font-weight-asian="normal" style:font-size-complex="10pt" style:font-weight-complex="normal"/>
    </style:style>
    <style:style style:name="T11" style:family="text">
      <style:text-properties fo:color="#000000" style:font-name="Verdana" fo:font-size="10pt" fo:language="ca" fo:country="ES" style:text-underline-style="none" fo:font-weight="normal" officeooo:rsid="003a6086" style:font-size-asian="10pt" style:font-weight-asian="normal" style:font-size-complex="10pt" style:font-weight-complex="normal"/>
    </style:style>
    <style:style style:name="T12" style:family="text">
      <style:text-properties fo:color="#000000" style:font-name="Verdana" fo:font-size="10pt" fo:language="ca" fo:country="ES" style:text-underline-style="none" fo:font-weight="bold" officeooo:rsid="0028c20a" style:font-size-asian="10pt" style:font-weight-asian="bold" style:font-size-complex="10pt" style:font-weight-complex="bold"/>
    </style:style>
    <style:style style:name="T13" style:family="text">
      <style:text-properties fo:color="#000000" style:font-name="Verdana" fo:font-size="10pt" fo:language="ca" fo:country="ES" style:text-underline-style="none" fo:font-weight="bold" officeooo:rsid="0039a1c6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2">Actividad </text:span></text:span><text:span text:style-name="Strong_20_Emphasis"><text:span text:style-name="T13">4</text:span></text:span><text:span text:style-name="Strong_20_Emphasis"><text:span text:style-name="T9">. </text:span></text:span><text:span text:style-name="Strong_20_Emphasis"><text:span text:style-name="T10">En aquesta activitat crearem una clase </text:span></text:span><text:span text:style-name="Strong_20_Emphasis"><text:span text:style-name="T11">NIF</text:span></text:span><text:span text:style-name="Strong_20_Emphasis"><text:span text:style-name="T10"> amb les següents característiques:</text:span></text:span></text:p>
      <text:p text:style-name="P3"><text:span text:style-name="T5">Els seus</text:span><text:span text:style-name="T3"> atributs será el número de DNI </text:span><text:span text:style-name="T5">y la lletra.</text:span></text:p>
      <text:list xml:id="list1795474193" text:style-name="L1">
        <text:list-item>
          <text:p text:style-name="P5"><text:span text:style-name="T3">La clase cont</text:span><text:span text:style-name="T5">i</text:span><text:span text:style-name="T3">ndrà un métod</text:span><text:span text:style-name="T5">e</text:span><text:span text:style-name="T3"> priva</text:span><text:span text:style-name="T5">t</text:span><text:span text:style-name="T3"> que calcule la l</text:span><text:span text:style-name="T5">l</text:span><text:span text:style-name="T3">etra del </text:span><text:span text:style-name="T5">DNI</text:span><text:span text:style-name="T3"> a partir del número.</text:span></text:p>
        </text:list-item>
        <text:list-item>
          <text:p text:style-name="P6">El constructor de la clase tendrá un sol parámetre que serà el DNI sense lletra, en el moment de la iniciatlització es cridarà a la funció de càlcul per a iniciar la clase.</text:p>
        </text:list-item>
        <text:list-item>
          <text:p text:style-name="P7">Crea un método que retorne el NIF (DNI+lletra). </text:p>
        </text:list-item>
      </text:list>
      <text:p text:style-name="P4"><text:span text:style-name="T6">Per a comprovar que la clase funciona de forma correcta, c</text:span><text:span text:style-name="T4">rea una instancia de la clase </text:span><text:span text:style-name="T7">NIF número de DNI</text:span><text:span text:style-name="T6"> </text:span><text:span text:style-name="T4"><text:s/></text:span><text:span text:style-name="T6">216</text:span><text:span text:style-name="T8">7</text:span><text:span text:style-name="T6">9882 y mostra per pantalla el nif</text:span><text:span text:style-name="T4">. </text:span><text:span text:style-name="T7">Probala també amb el teu dn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Verdana" fo:font-family="Verdana" style:font-family-generic="swiss" style:font-pitch="variable" fo:font-size="10pt" style:font-size-asian="8.75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8pt" style:font-size-asian="8pt" style:font-size-complex="8pt"/>
    </style:style>
    <style:style style:name="MP2" style:family="paragraph" style:parent-style-name="Footer">
      <style:text-properties style:font-name="Verdana" fo:font-size="8pt" style:font-size-asian="8pt" style:font-size-complex="8pt"/>
    </style:style>
    <style:style style:name="MT1" style:family="text">
      <style:text-properties officeooo:rsid="001e1a9e"/>
    </style:style>
    <style:style style:name="MT2" style:family="text">
      <style:text-properties officeooo:rsid="00319f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r DA<text:span text:style-name="MT1">W</text:span> – Programació<text:tab/><text:tab/><text:span text:style-name="MT1">Activitats</text:span> UD<text:span text:style-name="MT2">5</text:span></text:p>
      </style:header>
      <style:footer>
        <text:p text:style-name="MP2"><text:page-number text:select-page="current">1</text:page-number><text:tab/><text:tab/>IES <text:span text:style-name="MT1">María Enríquez</text:span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minia Sanchez</meta:initial-creator>
    <meta:creation-date>2012-10-09T22:22:28.26</meta:creation-date>
    <dc:date>2018-11-09T16:44:29.562007000</dc:date>
    <meta:editing-duration>PT1H23M50S</meta:editing-duration>
    <meta:editing-cycles>36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8" meta:word-count="126" meta:character-count="682" meta:non-whitespace-character-count="562"/>
  </office:meta>
</office:document-meta>
</file>